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7_16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E. D. C.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2"/>
      <text:p text:style-name="P3">Neither the laws of <text:span text:style-name="T2">nature</text:span><text:span text:style-name="T3"> discretion nor those of </text:span><text:span text:style-name="T2">our</text:span><text:span text:style-name="T3"> the religion we profess, allow/ me to give full expression to </text:span><text:span text:style-name="T2">my</text:span><text:span text:style-name="T3"> the sentiments stirring within my breast. <text:s/>Ac-/-cording to the rules by which we are guided, fu-/-neral </text:span><text:span text:style-name="T2">ceremonies</text:span><text:span text:style-name="T3"> obsequies are prohibited on </text:span><text:span text:style-name="T2">a</text:span><text:span text:style-name="T3"> scriptural festivals, hence/ the customary days of mourning </text:span><text:span text:style-name="T2">will be</text:span><text:span text:style-name="T3"> are postponed/ in </text:span><text:span text:style-name="T2">the present</text:span><text:span text:style-name="T3"> an instance like the present. <text:s/>But aside from the regu-/-lations which govern us ritually, and which hinder/ me from speaking </text:span><text:span text:style-name="T2">as I feel</text:span><text:span text:style-name="T3"> at any length, I feel that I could not let my/ heart give vent to </text:span><text:span text:style-name="T2">his</text:span><text:span text:style-name="T3"> its </text:span><text:span text:style-name="T2">sentiments feelings</text:span><text:span text:style-name="T3"> promptings without adding/ to the grief of the bereaved ones. <text:s/>For the lad/ who has left the earth grew as it were under my eyes, and/ till within a very few years past, I had occasion/ continually to observe his good demeanour, gentle/ disposition, just as I continuously heard of his filial devotion and brotherly affection./ <text:s/>The melancholy duty of </text:span><text:span text:style-name="T2">burying</text:span><text:span text:style-name="T3"> performing the burial service over a youth whom/ I knew to be so </text:span><text:span text:style-name="T2">well supplied</text:span><text:span text:style-name="T3"> largely endowed with qualities/ calculated to make him a worthy man in every/ relation of life, might draw from my lips ut-/-terances intensifying the </text:span><text:span text:style-name="T2">gloom</text:span><text:span text:style-name="T3"> anguish caused by his/ untimely departure./</text:span></text:p>
      <text:p text:style-name="P3"><text:span text:style-name="T3"/></text:p>
      <text:p text:style-name="P3"><text:span text:style-name="T3">[Page 2]</text:span></text:p>
      <text:p text:style-name="P3"><text:span text:style-name="T3">In obedience to our practices I shall therefore/ forbear from delivering a funeral address, and/ the fear of making a family, to whom mine is attached,/ still sadder, will also keep me silent touching the void created. <text:s/>Yet,/ I must </text:span><text:span text:style-name="T2">try</text:span><text:span text:style-name="T3"> endeavour to give the disconsolate some comfort./ <text:s/>It is the fulfilment[sic!] of </text:span><text:span text:style-name="T2">that</text:span><text:span text:style-name="T3"> a sacred obligation [Hebrew]/ </text:span><text:span text:style-name="T2">is</text:span><text:span text:style-name="T3"> always becoming, always agreeable to </text:span><text:span text:style-name="T2">na-</text:span><text:span text:style-name="T3"> discre-/-tion and </text:span><text:soft-page-break/><text:span text:style-name="T3">religion. <text:s/>Father of this youth now Alas! enshrouded </text:span><text:span text:style-name="T2">coffined now deceased</text:span><text:span text:style-name="T3"> a coffin./ <text:s/>The sympathy of many friends is doubtless/ appreciated by you; but it will scarcely lighten/ the weight of sorrow under which you </text:span><text:span text:style-name="T2">now</text:span><text:span text:style-name="T3"> are/ bent. <text:s/>More than your neighbors' fellow-/feelings, the excellent traits of your B. must/ afford </text:span><text:span text:style-name="T2">you</text:span><text:span text:style-name="T3"> some relief </text:span><text:span text:style-name="T2">of</text:span><text:span text:style-name="T3"> to your mind. <text:s/>It so often happens, un-/fortunately, that even earlier than at the/ age of your dear boy, sons give parents cause/ to weep and lament, that you should thank/ God for His mercies. <text:s/>You have returned/ to Him in complete purity, the precious gift/ He once deigned to bestow. <text:s/>Your hopes are/ frustrated, but you do not suffer the anguish/ of having given back to his Maker a being/</text:span></text:p>
      <text:p text:style-name="P3"><text:span text:style-name="T3"/></text:p>
      <text:p text:style-name="P3"><text:span text:style-name="T3">[Page 3]</text:span></text:p>
      <text:p text:style-name="P3"><text:span text:style-name="T3">covered with the </text:span><text:span text:style-name="T2">pollution</text:span><text:span text:style-name="T3"> leprosy of vice. <text:s/>Your en-/joyment of his association was indeed too short, when/ gauged by our own faulty measure, but that association/ was sweet, free from the alloy of a dread that/ it might change into estrangement by rea-/-son of evil companions and the counsel of the wicked. <text:s/></text:span><text:span text:style-name="T2">Advisers</text:span><text:span text:style-name="T3">/ Wipe then your tears, and, while cherishing the/ memory of the dear </text:span><text:span text:style-name="T2">one</text:span><text:span text:style-name="T3"> son who is being greeted in/ heaven by her that gave him birth, devote/ your thoughts to those whom God has left under/ </text:span><text:span text:style-name="T2">to</text:span><text:span text:style-name="T3"> your guidance and to your support. <text:s/>They are all/ deserving of your love and of the further exercise/ of your activity. <text:s/>By a life of energy and/ moderation you may long be spared to them/ in the fruition of domestic happiness./</text:span></text:p>
      <text:p text:style-name="P3"><text:span text:style-name="T3">You daughters of E D C continue to pursue/ the laudable course which has won for you/ many friends. <text:s/>Your father needs all your/ dutifulness, all your love. <text:s/>You must </text:span><text:span text:style-name="T2">endeavour</text:span><text:span text:style-name="T3"> try/ to make the loss which he has sustained less/ grievous by </text:span><text:span text:style-name="T2">a</text:span><text:span text:style-name="T3"> tokens of filial devotedness, </text:span><text:span text:style-name="T2">which is</text:span><text:span text:style-name="T3"> always/ so assuaging so soothing to a parent's lacerated heart./ <text:s/></text:span></text:p>
      <text:p text:style-name="P3"><text:span text:style-name="T3"/></text:p>
      <text:p text:style-name="P3"><text:span text:style-name="T3">[Page 4]</text:span></text:p>
      <text:p text:style-name="P3"><text:span text:style-name="T3">Aid him in his exertions to chase away gloom and/ render home bright, so that peace may be his/ lot in his advancing years. <text:s/>And you all who/ have practically exhibited your sympathy with a re-/-lative in affliction, be to him and to the surviving child-/-ren whom he fondly loves a help at all times, and/ let mutual good will strengthen the ties of consan-/-guinuity and promote durable joys./</text:span></text:p>
      <text:p text:style-name="P3"><text:span text:style-name="T3">But vain are human efforts without Thy countenance O/ Lord! <text:s/>To Thee we pray for a bereaved family in Israel./ <text:s/>Unfathomable are Thy decrees, and who shall dare to/ ask why was the faith of Thy servants </text:span><text:span text:style-name="T2">was</text:span><text:span text:style-name="T3"> so sorely tried?/ <text:s/>But we raise our eyes trustingly to Thee whose attri-/-butes are </text:span><text:span text:style-name="T2">mercy and</text:span><text:span text:style-name="T3"> loving-kindness and mercy. <text:s/>Grant that/ each member of this sorrow stricken household may,/ like the psalmist, experience that when </text:span><text:span text:style-name="T2">an abundance</text:span><text:span text:style-name="T3"> many/ </text:span><text:span text:style-name="T2">of</text:span><text:span text:style-name="T3"> painful thoughts </text:span><text:span text:style-name="T2">harrow</text:span><text:span text:style-name="T3"> are awakened in their </text:span><text:span text:style-name="T2">hearts</text:span><text:span text:style-name="T3"> minds, Thy celestial/ consolations </text:span><text:span text:style-name="T2">are</text:span><text:span text:style-name="T3"> shall be a delight to their souls. <text:s/>Receive in Thy embrace that/ which is imperishable in B. D. C and destine for it a/ bliss perennial and perfect </text:span><text:span text:style-name="T2">with</text:span><text:span text:style-name="T3"> among all the saints and/ righteous who preceded him to the land of spirits. <text:s/>So may it be </text:span><text:span text:style-name="T2">righteous and Israel.</text:span><text:span text:style-name="T3"> 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3:26:39.41</meta:creation-date>
    <meta:document-statistic meta:table-count="0" meta:image-count="0" meta:object-count="0" meta:page-count="3" meta:paragraph-count="71" meta:word-count="974" meta:character-count="5993"/>
    <dc:date>2012-10-23T14:00:59.49</dc:date>
    <meta:editing-duration>PT29S</meta:editing-duration>
    <meta:editing-cycles>1</meta:editing-cycles>
    <meta:generator>OpenOffice.org/3.4.1$Win32 OpenOffice.org_project/341m1$Build-9593</meta:generator>
  </office:meta>
</office:document-meta>
</file>